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7.58mm"/>
    </style:style>
    <style:style style:name="co3" style:family="table-column">
      <style:table-column-properties fo:break-before="auto" style:column-width="44.29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28.75mm"/>
    </style:style>
    <style:style style:name="co6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5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razione</text:p>
          </table:table-cell>
          <table:covered-table-cell/>
          <table:table-cell office:value-type="string" calcext:value-type="string">
            <text:p>Concet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ettura/scrittura</text:p>
          </table:table-cell>
          <table:table-cell table:style-name="Default" office:value-type="string" calcext:value-type="string">
            <text:p>Numero accessi</text:p>
          </table:table-cell>
          <table:table-cell office:value-type="string" calcext:value-type="string">
            <text:p>Totale accessi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isualizzare l’elenco delle triadi, con nome, città, numero affiliati e data di fondazione</text:p>
          </table:table-cell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formula="of:=[.F2]*365" office:value-type="float" office:value="5475" calcext:value-type="float">
            <text:p>5475</text:p>
          </table:table-cell>
        </table:table-row>
        <table:table-row table:style-name="ro3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2" office:value-type="string" calcext:value-type="string">
            <text:p>Visualizzare una singola triade, con tutti i suoi membri(anche non affiliati) e tutte le sue affiliazioni</text:p>
          </table:table-cell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formula="of:=[.F3]*1825" office:value-type="float" office:value="27375" calcext:value-type="float">
            <text:p>27375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MEMB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555" calcext:value-type="float">
            <text:p>555</text:p>
          </table:table-cell>
          <table:table-cell table:formula="of:=[.F4]*1825" office:value-type="float" office:value="1012875" calcext:value-type="float">
            <text:p>1012875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AFFILIAZ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150" calcext:value-type="float">
            <text:p>150</text:p>
          </table:table-cell>
          <table:table-cell table:formula="of:=[.F5]*1825" office:value-type="float" office:value="273750" calcext:value-type="float">
            <text:p>27375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AFFILIAZIONE_TRIA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50" calcext:value-type="float">
            <text:p>150</text:p>
          </table:table-cell>
          <table:table-cell table:formula="of:=[.F6]*1825" office:value-type="float" office:value="273750" calcext:value-type="float">
            <text:p>27375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ASSOCIAZI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555" calcext:value-type="float">
            <text:p>555</text:p>
          </table:table-cell>
          <table:table-cell table:formula="of:=[.F7]*1825" office:value-type="float" office:value="1012875" calcext:value-type="float">
            <text:p>101287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serire una triade</text:p>
          </table:table-cell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table:formula="of:=15*1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liminare una triade</text:p>
          </table:table-cell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table:formula="of:=15*12" office:value-type="float" office:value="180" calcext:value-type="float">
            <text:p>180</text:p>
          </table:table-cell>
        </table:table-row>
        <table:table-row table:style-name="ro1"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3" office:value-type="string" calcext:value-type="string" table:number-columns-spanned="1" table:number-rows-spanned="3">
            <text:p>Visualizzare l’elenco di tutti i criminali di tutte le triadi, con triade di appartenenza, nome mafioso, nome, cognome, data di nascita, grado</text:p>
          </table:table-cell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formula="of:=[.F10]*60" office:value-type="float" office:value="900" calcext:value-type="float">
            <text:p>9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EMB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555" calcext:value-type="float">
            <text:p>555</text:p>
          </table:table-cell>
          <table:table-cell table:formula="of:=[.F11]*60" office:value-type="float" office:value="33300" calcext:value-type="float">
            <text:p>333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SSOCIAZI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555" calcext:value-type="float">
            <text:p>555</text:p>
          </table:table-cell>
          <table:table-cell table:formula="of:=[.F12]*60" office:value-type="float" office:value="33300" calcext:value-type="float">
            <text:p>33300</text:p>
          </table:table-cell>
        </table:table-row>
        <table:table-row table:style-name="ro1">
          <table:table-cell table:style-name="ce3" office:value-type="float" office:value="6" calcext:value-type="float" table:number-columns-spanned="1" table:number-rows-spanned="7">
            <text:p>6</text:p>
          </table:table-cell>
          <table:table-cell table:style-name="ce3" office:value-type="string" calcext:value-type="string" table:number-columns-spanned="1" table:number-rows-spanned="7">
            <text:p>Visualizzare un singolo criminale con triade di appartenenza, nome mafioso, nome, cognome, data di nascita, grado, e data di affiliazione, ed eventuali battaglie combattute</text:p>
          </table:table-cell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formula="of:=[.F13]*48" office:value-type="float" office:value="720" calcext:value-type="float">
            <text:p>72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EMB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555" calcext:value-type="float">
            <text:p>555</text:p>
          </table:table-cell>
          <table:table-cell table:formula="of:=[.F14]*48" office:value-type="float" office:value="26640" calcext:value-type="float">
            <text:p>2664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FFILIAZ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150" calcext:value-type="float">
            <text:p>150</text:p>
          </table:table-cell>
          <table:table-cell table:formula="of:=[.F15]*48" office:value-type="float" office:value="7200" calcext:value-type="float">
            <text:p>72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ZIONE_MILIT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20" calcext:value-type="float">
            <text:p>20</text:p>
          </table:table-cell>
          <table:table-cell table:formula="of:=[.F16]*48" office:value-type="float" office:value="960" calcext:value-type="float">
            <text:p>96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SSOCIAZI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555" calcext:value-type="float">
            <text:p>555</text:p>
          </table:table-cell>
          <table:table-cell table:formula="of:=[.F17]*48" office:value-type="float" office:value="26640" calcext:value-type="float">
            <text:p>2664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FFILIA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F18]*48" office:value-type="float" office:value="19440" calcext:value-type="float">
            <text:p>1944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ARTECIPAZI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40000" calcext:value-type="float">
            <text:p>40000</text:p>
          </table:table-cell>
          <table:table-cell table:formula="of:=[.F19]*48" office:value-type="float" office:value="1920000" calcext:value-type="float">
            <text:p>19200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odificare un capo dragone</text:p>
          </table:table-cell>
          <table:table-cell office:value-type="string" calcext:value-type="string">
            <text:p>CAPO_DRAG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float" office:value="8" calcext:value-type="float" table:number-columns-spanned="1" table:number-rows-spanned="3">
            <text:p>8</text:p>
          </table:table-cell>
          <table:table-cell table:style-name="ce3" office:value-type="string" calcext:value-type="string" table:number-columns-spanned="1" table:number-rows-spanned="3">
            <text:p>Eliminare un criminale, che non sia un capo dragone</text:p>
          </table:table-cell>
          <table:table-cell office:value-type="string" calcext:value-type="string">
            <text:p>LANTERNA_BL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150" calcext:value-type="float">
            <text:p>150</text:p>
          </table:table-cell>
          <table:table-cell table:formula="of:=[.F21]*12" office:value-type="float" office:value="1800" calcext:value-type="float">
            <text:p>18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NCARICA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table:formula="of:=[.F22]*12" office:value-type="float" office:value="1080" calcext:value-type="float">
            <text:p>108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OLDA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Default" office:value-type="float" office:value="3000" calcext:value-type="float">
            <text:p>3000</text:p>
          </table:table-cell>
          <table:table-cell table:formula="of:=[.F23]*12" office:value-type="float" office:value="36000" calcext:value-type="float">
            <text:p>36000</text:p>
          </table:table-cell>
        </table:table-row>
        <table:table-row table:style-name="ro1">
          <table:table-cell table:style-name="ce3" office:value-type="float" office:value="9" calcext:value-type="float" table:number-columns-spanned="1" table:number-rows-spanned="3">
            <text:p>9</text:p>
          </table:table-cell>
          <table:table-cell table:style-name="ce3" office:value-type="string" calcext:value-type="string" table:number-columns-spanned="1" table:number-rows-spanned="3">
            <text:p>Inserire un criminale, con eventuale nuova affiliazione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555" calcext:value-type="float">
            <text:p>555</text:p>
          </table:table-cell>
          <table:table-cell table:formula="of:=[.F24]*12" office:value-type="float" office:value="6660" calcext:value-type="float">
            <text:p>666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FFILIAZ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150" calcext:value-type="float">
            <text:p>150</text:p>
          </table:table-cell>
          <table:table-cell table:formula="of:=[.F25]*12" office:value-type="float" office:value="1800" calcext:value-type="float">
            <text:p>18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FFILIA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F26]*12" office:value-type="float" office:value="4860" calcext:value-type="float">
            <text:p>4860</text:p>
          </table:table-cell>
        </table:table-row>
        <table:table-row table:style-name="ro1">
          <table:table-cell table:style-name="ce3" office:value-type="float" office:value="10" calcext:value-type="float" table:number-columns-spanned="1" table:number-rows-spanned="3">
            <text:p>10</text:p>
          </table:table-cell>
          <table:table-cell table:style-name="ce3" office:value-type="string" calcext:value-type="string" table:number-columns-spanned="1" table:number-rows-spanned="3">
            <text:p>Visualizzare le azioni militari, con data, esito, elenco triadi attaccanti, elenco triadi difenditrici</text:p>
          </table:table-cell>
          <table:table-cell office:value-type="string" calcext:value-type="string">
            <text:p>AZIONE_MILIT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table:formula="of:=[.F27]*1" office:value-type="float" office:value="20" calcext:value-type="float">
            <text:p>2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formula="of:=[.F28]*1" office:value-type="float" office:value="15" calcext:value-type="float">
            <text:p>1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MBATTIMEN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table:formula="of:=[.F29]*1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serire una prostituta</text:p>
          </table:table-cell>
          <table:table-cell office:value-type="string" calcext:value-type="string">
            <text:p>PROSTITU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Default" office:value-type="float" office:value="4500" calcext:value-type="float">
            <text:p>4500</text:p>
          </table:table-cell>
          <table:table-cell table:formula="of:=[.F30]*60" office:value-type="float" office:value="270000" calcext:value-type="float">
            <text:p>27000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serire un’ azione militare</text:p>
          </table:table-cell>
          <table:table-cell office:value-type="string" calcext:value-type="string">
            <text:p>AZIONE_MILIT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table:formula="of:=[.F31]*10"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13" calcext:value-type="float" table:number-columns-spanned="1" table:number-rows-spanned="6">
            <text:p>13</text:p>
          </table:table-cell>
          <table:table-cell table:style-name="ce3" office:value-type="string" calcext:value-type="string" table:number-columns-spanned="1" table:number-rows-spanned="6">
            <text:p>Inserire una voce di bilancio per l’anno corrente</text:p>
          </table:table-cell>
          <table:table-cell office:value-type="string" calcext:value-type="string">
            <text:p>PROSTITUZ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4500" calcext:value-type="float">
            <text:p>4500</text:p>
          </table:table-cell>
          <table:table-cell table:formula="of:=[.F32]*365" office:value-type="float" office:value="1642500" calcext:value-type="float">
            <text:p>16425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ACCI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Default" office:value-type="float" office:value="3000" calcext:value-type="float">
            <text:p>3000</text:p>
          </table:table-cell>
          <table:table-cell table:formula="of:=[.F33]*365" office:value-type="float" office:value="1095000" calcext:value-type="float">
            <text:p>1095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RAFFICO_ILLEGA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Default" office:value-type="float" office:value="3000" calcext:value-type="float">
            <text:p>3000</text:p>
          </table:table-cell>
          <table:table-cell table:formula="of:=[.F34]*365" office:value-type="float" office:value="1095000" calcext:value-type="float">
            <text:p>1095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IZZ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450" calcext:value-type="float">
            <text:p>450</text:p>
          </table:table-cell>
          <table:table-cell table:formula="of:=[.F35]*365" office:value-type="float" office:value="164250" calcext:value-type="float">
            <text:p>16425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RRUZ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Default" office:value-type="float" office:value="1500" calcext:value-type="float">
            <text:p>1500</text:p>
          </table:table-cell>
          <table:table-cell table:formula="of:=[.F36]*365" office:value-type="float" office:value="547500" calcext:value-type="float">
            <text:p>5475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BILANCI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Default" office:value-type="float" office:value="150" calcext:value-type="float">
            <text:p>150</text:p>
          </table:table-cell>
          <table:table-cell table:formula="of:=[.F37]*365" office:value-type="float" office:value="54750" calcext:value-type="float">
            <text:p>54750</text:p>
          </table:table-cell>
        </table:table-row>
        <table:table-row table:style-name="ro1">
          <table:table-cell table:style-name="ce3" office:value-type="float" office:value="14" calcext:value-type="float" table:number-columns-spanned="1" table:number-rows-spanned="3">
            <text:p>14</text:p>
          </table:table-cell>
          <table:table-cell table:style-name="ce3" office:value-type="string" calcext:value-type="string" table:number-columns-spanned="1" table:number-rows-spanned="3">
            <text:p>Visualizzare i bilanci dell’ultimo anno per ogni triade</text:p>
          </table:table-cell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formula="of:=[.F38]*365" office:value-type="float" office:value="5475" calcext:value-type="float">
            <text:p>54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BILANCI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50" calcext:value-type="float">
            <text:p>150</text:p>
          </table:table-cell>
          <table:table-cell table:formula="of:=[.F39]*365" office:value-type="float" office:value="54750" calcext:value-type="float">
            <text:p>5475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H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50" calcext:value-type="float">
            <text:p>150</text:p>
          </table:table-cell>
          <table:table-cell table:formula="of:=[.F40]*365" office:value-type="float" office:value="54750" calcext:value-type="float">
            <text:p>54750</text:p>
          </table:table-cell>
        </table:table-row>
        <table:table-row table:style-name="ro1">
          <table:table-cell table:style-name="ce3" office:value-type="float" office:value="15" calcext:value-type="float" table:number-columns-spanned="1" table:number-rows-spanned="3">
            <text:p>15</text:p>
          </table:table-cell>
          <table:table-cell table:style-name="ce3" office:value-type="string" calcext:value-type="string" table:number-columns-spanned="1" table:number-rows-spanned="3">
            <text:p>Visualizzare tutti i bilanci di tutti gli anni per ogni triade</text:p>
          </table:table-cell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5" calcext:value-type="float">
            <text:p>15</text:p>
          </table:table-cell>
          <table:table-cell table:formula="of:=[.F41]*12" office:value-type="float" office:value="180" calcext:value-type="float">
            <text:p>18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BILANCI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50" calcext:value-type="float">
            <text:p>150</text:p>
          </table:table-cell>
          <table:table-cell table:formula="of:=[.F42]*12" office:value-type="float" office:value="1800" calcext:value-type="float">
            <text:p>18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H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style-name="Default" office:value-type="float" office:value="150" calcext:value-type="float">
            <text:p>150</text:p>
          </table:table-cell>
          <table:table-cell table:formula="of:=[.F43]*12" office:value-type="float" office:value="1800" calcext:value-type="float">
            <text:p>1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3:58:50.06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2:35:33.670000000</meta:creation-date>
    <dc:date>2016-06-19T22:54:27.068000000</dc:date>
    <meta:editing-duration>PT8H52M44S</meta:editing-duration>
    <meta:editing-cycles>8</meta:editing-cycles>
    <meta:generator>LibreOffice/5.1.3.2$Windows_x86 LibreOffice_project/644e4637d1d8544fd9f56425bd6cec110e49301b</meta:generator>
    <meta:document-statistic meta:table-count="1" meta:cell-count="246" meta:object-count="0"/>
    <meta:user-defined meta:name=""/>
  </office:meta>
</office:document-meta>
</file>